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d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FINACAS:<text:line-break/>USE FINANCAS:<text:line-break/><text:line-break/>CREATE TABLE tipo(<text:line-break/><text:tab/>IdTipo integer <text:span text:style-name="T1">auto_increment</text:span>,<text:line-break/> <text:s/><text:tab/>NomeTipo varchar(100),<text:line-break/> <text:s/><text:tab/>constraint tipo_PK primary key (IdTipo)<text:line-break/>);<text:line-break/> <text:s text:c="3"/><text:line-break/>CREATE TABLE usuario(<text:line-break/><text:tab/>Login varchar(50),<text:line-break/> <text:s/><text:tab/>Senha varchar(50),<text:line-break/> <text:s/><text:tab/>Email varchar(50),<text:line-break/> <text:s/><text:tab/>Nome varchar(50),<text:line-break/> <text:s/><text:tab/>Telefone integer,<text:line-break/> <text:s/><text:tab/>constraint usuario_PK primary key (Login)<text:line-break/>);<text:line-break/><text:line-break/>CREATE TABLE cadastro_financeiro(<text:line-break/><text:tab/>NCadastro int <text:s/>auto_increment,<text:line-break/> <text:s/><text:tab/>DescCompra varchar(100),<text:line-break/> <text:s/><text:tab/>Valor real,<text:line-break/> <text:s/><text:tab/>LoginUsua varchar(50),<text:line-break/> <text:s/><text:tab/>constraint cadastro_financeiro_PK primary key (NCadastro),<text:line-break/> <text:s/><text:tab/>foreign key (LoginUsua) references USUARIO (Login)<text:line-break/>);<text:line-break/><text:line-break/>CREATE TABLE cadastro_financa_tem_tipo(<text:line-break/><text:tab/>NCadastro int,<text:line-break/> <text:s/><text:tab/>IdTipo integer,<text:line-break/> <text:s/><text:tab/>constraint cadastro_financa_tem_tipo_PK primary key (NCadastro, IdTipo),<text:line-break/> <text:s/><text:tab/>foreign key (NCadastro) references cadastro_financeiro (NCadastro),<text:line-break/> <text:s/><text:tab/>foreign key (IdTipo) references tipo (IdTipo)<text:line-break/>);</text:p>
      <text:p text:style-name="Standard"/>
      <text:p text:style-name="Standard">insert into tipo( NomeTipo) value("ENTRADA");<text:line-break/>insert into tipo( NomeTipo) value("SAIDA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1S</meta:editing-duration>
    <meta:editing-cycles>7</meta:editing-cycles>
    <meta:generator>LibreOffice/5.4.0.3$Windows_x86 LibreOffice_project/7556cbc6811c9d992f4064ab9287069087d7f62c</meta:generator>
    <dc:date>2019-10-30T13:13:26.048000000</dc:date>
    <meta:document-statistic meta:table-count="0" meta:image-count="0" meta:object-count="0" meta:page-count="1" meta:paragraph-count="2" meta:word-count="98" meta:character-count="962" meta:non-whitespace-character-count="805"/>
    <meta:user-defined meta:name="Info 1"/>
    <meta:user-defined meta:name="Info 2"/>
    <meta:user-defined meta:name="Info 3"/>
    <meta:user-defined meta:name="Info 4"/>
  </office:meta>
</office:document-meta>
</file>